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107c91" officeooo:paragraph-rsid="00107c91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7c91" officeooo:paragraph-rsid="00107c91" style:font-size-asian="12.25pt" style:font-weight-asian="bold" style:font-size-complex="14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4pt" officeooo:rsid="00107c91" officeooo:paragraph-rsid="00107c91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1ad8c" officeooo:paragraph-rsid="0011ad8c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40af4" officeooo:paragraph-rsid="00140af4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6a184" officeooo:paragraph-rsid="0016a184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ae30d" officeooo:paragraph-rsid="001ae30d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4pt" officeooo:rsid="001c8264" officeooo:paragraph-rsid="001c8264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4pt" officeooo:rsid="001ce972" officeooo:paragraph-rsid="001ce972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25a0"/>
    </style:style>
    <style:style style:name="T3" style:family="text">
      <style:text-properties officeooo:rsid="0012995b"/>
    </style:style>
    <style:style style:name="T4" style:family="text">
      <style:text-properties officeooo:rsid="0014d45b"/>
    </style:style>
    <style:style style:name="T5" style:family="text">
      <style:text-properties officeooo:rsid="0016a184"/>
    </style:style>
    <style:style style:name="T6" style:family="text">
      <style:text-properties officeooo:rsid="00180864"/>
    </style:style>
    <style:style style:name="T7" style:family="text">
      <style:text-properties officeooo:rsid="001b8640"/>
    </style:style>
    <style:style style:name="T8" style:family="text">
      <style:text-properties officeooo:rsid="001c8264"/>
    </style:style>
    <style:style style:name="T9" style:family="text">
      <style:text-properties officeooo:rsid="001ce972"/>
    </style:style>
    <style:style style:name="T10" style:family="text">
      <style:text-properties officeooo:rsid="001d6d86"/>
    </style:style>
    <style:style style:name="T11" style:family="text">
      <style:text-properties officeooo:rsid="00202cd9"/>
    </style:style>
    <style:style style:name="T12" style:family="text">
      <style:text-properties officeooo:rsid="00220d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Группа:</text:span> ИУ5-21</text:p>
      <text:p text:style-name="P1"><text:span text:style-name="T1">Студент:</text:span> Белоусов Евгений</text:p>
      <text:p text:style-name="P1"/>
      <text:p text:style-name="P2">Домашнее задание</text:p>
      <text:p text:style-name="P3">В качестве статьи для анализа мною была выбрана р<text:span text:style-name="T5">а</text:span>бота М.Б. Гимбатова <text:s/>«Семейная трапеза ногайцев как наглядная модель этикетного поведения (XIX — начало XX века)». В ней рассматриваются традиции, <text:span text:style-name="T2">этикет</text:span> и культурные особенности ногайцев — тюркоязычного населения Дагестана. <text:span text:style-name="T2">Особенно ярко они выделяются во время трапезы. </text:span></text:p>
      <text:p text:style-name="P4">В статье Гимбатов исследует особенности традиционно-бытовой культуры народа, его этикета и норм поведения. Тем самым он удовлетворяет желание народа знать свою историю и традиции, вызванные ростом его культуры, этнического самосознания. <text:span text:style-name="T3">А</text:span> также помо<text:span text:style-name="T3">гает построению</text:span> конструктивного диалога между представителями разных культур.</text:p>
      <text:p text:style-name="P5">Данное исследование основано как на исторических работах ученых (Артюнов, Алимова, Фарфоровский и другие), так и на рассказах «информаторов» - людей, в чьих домах сохранились <text:span text:style-name="T11">старые</text:span> традиции. <text:span text:style-name="T4">На протяжении всей статьи встречаются ногайские пословицы тесно связанные с тем или иным правилом этикета. Этот факт делает работу «живой» и существенно упрощает ее восприятие.</text:span></text:p>
      <text:p text:style-name="P6">Люди часто следуют <text:span text:style-name="T11">различным</text:span> традициям, просто, потому что здесь так заведено. Глимбатов <text:span text:style-name="T6">же </text:span>пытается «копнуть глубже» и объяснить их <text:span text:style-name="T8">историческое</text:span> происхождение. Такой подход позволяет посмотреть на этнос с <text:span text:style-name="T6">пониманием причин, того или иного поведения. Что в свою очередь ведет к достижению целей исследования — пониманию народом своей истории и возможности построения диалога между представителями разных культур. <text:s/></text:span><text:s/></text:p>
      <text:p text:style-name="P7">Интересными мне показались замечания, которые могли сделать старшие во время застолья: «Ты же не верблюд, чтобы втягивать пищу губами», «Что ты булькаешь, как суп в казане», «Если кушал и не наелся, то облизывая не насытишься»… В них одновременно присутствует и укор, и насмешка, и мудрость. </text:p>
      <text:p text:style-name="P7">Также отдельный интерес вызывает иерархическое деление <text:span text:style-name="T7">мясной пищи</text:span> между членами семьи. <text:span text:style-name="T7">Так, самым ценным куском считалась голова животного, которая доставалась главе семейства. При этом для остальных членов семьи считалось большой честью получить от головы небольшой кусочек: ухо, язык или глаз. Данный факт связан в первую очередь с религиозными представлениями ногайцев.</text:span></text:p>
      <text:p text:style-name="P8"><text:span text:style-name="T12">Историческая</text:span> работа рассматривает лишь небольшую область культурных традиций ногайского этноса. Она не рассматривает, например, праздничную трапезу, не выделяет различия в завтраке, обеде и ужине. Однако <text:span text:style-name="T9">абстрагирование от остальных вопросов позволяет Глимбатову сосредоточиться на основных вопросах исследования и сделать его конкретным, ярким и простым для чтения.</text:span></text:p>
      <text:p text:style-name="P9"><text:soft-page-break/><text:tab/>Статья будет особенно интересна людям, которые интересуются <text:span text:style-name="T10">историей повседневной жизни кавказских этносов, их культурой и традициями. Она поможет лучше понять ногайский народ, а вместе с тем и св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7:30:14.118251664</meta:creation-date>
    <dc:date>2018-05-05T20:08:29.661741171</dc:date>
    <meta:editing-duration>PT55M2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11" meta:word-count="363" meta:character-count="2717" meta:non-whitespace-character-count="2355"/>
  </office:meta>
</office:document-meta>
</file>